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-cell" style:name="TableCell3" style:display-name="TableCell3">
      <style:table-cell-properties style:vertical-align="bottom"/>
    </style:style>
    <style:style style:family="paragraph" style:name="CellContent3" style:display-name="CellContent3">
      <style:text-properties/>
      <style:paragraph-properties/>
    </style:style>
    <style:style style:family="table-cell" style:name="TableCell4" style:display-name="TableCell4">
      <style:table-cell-properties style:vertical-align="bottom"/>
    </style:style>
    <style:style style:family="paragraph" style:name="CellContent4" style:display-name="CellContent4">
      <style:text-properties/>
      <style:paragraph-properties/>
    </style:style>
    <style:style style:family="table-cell" style:name="TableCell7" style:display-name="TableCell7">
      <style:table-cell-properties style:vertical-align="bottom"/>
    </style:style>
    <style:style style:family="paragraph" style:name="CellContent7" style:display-name="CellContent7">
      <style:text-properties/>
      <style:paragraph-properties/>
    </style:style>
    <style:style style:family="table-cell" style:name="TableCell8" style:display-name="TableCell8">
      <style:table-cell-properties style:vertical-align="bottom"/>
    </style:style>
    <style:style style:family="paragraph" style:name="CellContent8" style:display-name="CellContent8">
      <style:text-properties/>
      <style:paragraph-properties/>
    </style:style>
    <style:style style:family="table-cell" style:name="TableCell11" style:display-name="TableCell11">
      <style:table-cell-properties style:vertical-align="bottom"/>
    </style:style>
    <style:style style:family="paragraph" style:name="CellContent11" style:display-name="CellContent11">
      <style:text-properties/>
      <style:paragraph-properties/>
    </style:style>
    <style:style style:family="table-cell" style:name="TableCell12" style:display-name="TableCell12">
      <style:table-cell-properties style:vertical-align="bottom"/>
    </style:style>
    <style:style style:family="paragraph" style:name="CellContent12" style:display-name="CellContent12">
      <style:text-properties/>
      <style:paragraph-properties/>
    </style:style>
    <style:style style:family="table-cell" style:name="TableCell16" style:display-name="TableCell16">
      <style:table-cell-properties style:vertical-align="bottom"/>
    </style:style>
    <style:style style:family="paragraph" style:name="CellContent16" style:display-name="CellContent16">
      <style:text-properties/>
      <style:paragraph-properties/>
    </style:style>
    <style:style style:family="table-cell" style:name="TableCell20" style:display-name="TableCell20">
      <style:table-cell-properties style:vertical-align="bottom"/>
    </style:style>
    <style:style style:family="paragraph" style:name="CellContent20" style:display-name="CellContent20">
      <style:text-properties/>
      <style:paragraph-properties/>
    </style:style>
    <style:style style:family="table" style:name="Table1" style:display-name="Table1">
      <style:table-properties style:rel-width="100%"/>
    </style:style>
    <style:style style:family="table-column" style:name="TableColumn1" style:display-name="TableColumn1">
      <style:table-column-properties/>
    </style:style>
    <style:style style:family="table-column" style:name="TableColumn2" style:display-name="TableColumn2">
      <style:table-column-properties/>
    </style:style>
    <style:style style:family="table-column" style:name="TableColumn3" style:display-name="TableColumn3">
      <style:table-column-properties/>
    </style:style>
    <style:style style:family="table-column" style:name="TableColumn4" style:display-name="TableColumn4">
      <style:table-column-properties/>
    </style:style>
    <style:style style:family="table-column" style:name="TableColumn5" style:display-name="TableColumn5">
      <style:table-column-properties/>
    </style:style>
    <style:style style:family="table-row" style:name="TableRow1" style:display-name="TableRow1">
      <style:table-row-properties style:use-optimal-row-height="true"/>
    </style:style>
    <style:style style:family="table-cell" style:name="TableCell21" style:display-name="TableCell21">
      <style:table-cell-properties style:vertical-align="bottom"/>
    </style:style>
    <style:style style:family="paragraph" style:name="CellContent21" style:display-name="CellContent21">
      <style:text-properties style:font-name="Helvetica"/>
      <style:paragraph-properties/>
    </style:style>
    <style:style style:family="table-cell" style:name="TableCell22" style:display-name="TableCell22">
      <style:table-cell-properties style:vertical-align="bottom"/>
    </style:style>
    <style:style style:family="paragraph" style:name="CellContent22" style:display-name="CellContent22">
      <style:text-properties fo:font-size="14.0pt"/>
      <style:paragraph-properties/>
    </style:style>
    <style:style style:family="table-cell" style:name="TableCell23" style:display-name="TableCell23">
      <style:table-cell-properties style:vertical-align="bottom"/>
    </style:style>
    <style:style style:family="paragraph" style:name="CellContent23" style:display-name="CellContent23">
      <style:text-properties/>
      <style:paragraph-properties style:line-spacing="10.0pt"/>
    </style:style>
    <style:style style:family="table-cell" style:name="TableCell24" style:display-name="TableCell24">
      <style:table-cell-properties style:vertical-align="bottom" fo:padding-left="15.0pt"/>
    </style:style>
    <style:style style:family="paragraph" style:name="CellContent24" style:display-name="CellContent24">
      <style:text-properties/>
      <style:paragraph-properties/>
    </style:style>
    <style:style style:family="table-cell" style:name="TableCell25" style:display-name="TableCell25">
      <style:table-cell-properties style:vertical-align="bottom" fo:padding-right="10.0pt"/>
    </style:style>
    <style:style style:family="paragraph" style:name="CellContent25" style:display-name="CellContent25">
      <style:text-properties/>
      <style:paragraph-properties/>
    </style:style>
    <style:style style:family="table-row" style:name="TableRow2" style:display-name="TableRow2">
      <style:table-row-properties style:use-optimal-row-height="true"/>
    </style:style>
    <style:style style:family="table-cell" style:name="TableCell26" style:display-name="TableCell26">
      <style:table-cell-properties style:vertical-align="bottom" fo:padding-top="10.0pt"/>
    </style:style>
    <style:style style:family="paragraph" style:name="CellContent26" style:display-name="CellContent26">
      <style:text-properties/>
      <style:paragraph-properties/>
    </style:style>
    <style:style style:family="table-cell" style:name="TableCell27" style:display-name="TableCell27">
      <style:table-cell-properties style:vertical-align="bottom" fo:padding-bottom="10.0pt"/>
    </style:style>
    <style:style style:family="paragraph" style:name="CellContent27" style:display-name="CellContent27">
      <style:text-properties/>
      <style:paragraph-properties/>
    </style:style>
    <style:style style:family="table-cell" style:name="TableCell28" style:display-name="TableCell28">
      <style:table-cell-properties style:vertical-align="bottom" fo:background-color="#ffc0cb"/>
    </style:style>
    <style:style style:family="paragraph" style:name="CellContent28" style:display-name="CellContent28">
      <style:text-properties/>
      <style:paragraph-properties/>
    </style:style>
    <style:style style:family="table-cell" style:name="TableCell29" style:display-name="TableCell29">
      <style:table-cell-properties style:vertical-align="bottom" fo:border-bottom="2.0pt solid #ff0000"/>
    </style:style>
    <style:style style:family="paragraph" style:name="CellContent29" style:display-name="CellContent29">
      <style:text-properties/>
      <style:paragraph-properties/>
    </style:style>
    <style:style style:family="table-cell" style:name="TableCell30" style:display-name="TableCell30">
      <style:table-cell-properties style:vertical-align="bottom" fo:border-top="2.0pt solid #ff0000"/>
    </style:style>
    <style:style style:family="paragraph" style:name="CellContent30" style:display-name="CellContent30">
      <style:text-properties/>
      <style:paragraph-properties/>
    </style:style>
    <style:style style:family="table-row" style:name="TableRow3" style:display-name="TableRow3">
      <style:table-row-properties style:use-optimal-row-height="true"/>
    </style:style>
    <style:style style:family="table-cell" style:name="TableCell31" style:display-name="TableCell31">
      <style:table-cell-properties style:vertical-align="bottom" fo:border-left="2.0pt solid #ff0000"/>
    </style:style>
    <style:style style:family="paragraph" style:name="CellContent31" style:display-name="CellContent31">
      <style:text-properties/>
      <style:paragraph-properties/>
    </style:style>
    <style:style style:family="table-cell" style:name="TableCell32" style:display-name="TableCell32">
      <style:table-cell-properties style:vertical-align="bottom" fo:border-right="2.0pt solid #ff0000"/>
    </style:style>
    <style:style style:family="paragraph" style:name="CellContent32" style:display-name="CellContent32">
      <style:text-properties/>
      <style:paragraph-properties/>
    </style:style>
    <style:style style:family="table-row" style:name="TableRow4" style:display-name="TableRow4">
      <style:table-row-properties style:use-optimal-row-height="true"/>
    </style:style>
  </office:automatic-styles>
  <office:body>
    <office:text text:use-soft-page-breaks="true">
      <text:p text:style-name="Title"><text:span text:style-name="T1">&lt;blockTable&gt;</text:span><text:span text:style-name="T2"> Tag Demo</text:span></text:p>
      <text:p text:style-name="Normal"><text:span text:style-name="T3">This demo demonstrates setting styles via </text:span><text:span text:style-name="T4">&lt;td&gt;</text:span><text:span text:style-name="T5"> attributes. </text:span></text:p>
      <table:table table:style-name="Table1">
        <table:table-column table:style-name="TableColumn1"/>
        <table:table-column table:style-name="TableColumn2"/>
        <table:table-column table:style-name="TableColumn3"/>
        <table:table-column table:style-name="TableColumn4"/>
        <table:table-column table:style-name="TableColumn5"/>
        <table:table-row table:style-name="TableRow1">
          <table:table-cell table:style-name="TableCell21" office:value-type="string">
            <text:p text:style-name="CellContent21"><text:span text:style-name="T6">00</text:span></text:p>
          </table:table-cell>
          <table:table-cell table:style-name="TableCell22" office:value-type="string">
            <text:p text:style-name="CellContent22"><text:span text:style-name="T7">01</text:span></text:p>
          </table:table-cell>
          <table:table-cell table:style-name="TableCell23" office:value-type="string">
            <text:p text:style-name="CellContent23"><text:span text:style-name="T8">02</text:span></text:p>
          </table:table-cell>
          <table:table-cell table:style-name="TableCell24" office:value-type="string">
            <text:p text:style-name="CellContent24"><text:span text:style-name="T9">03</text:span></text:p>
          </table:table-cell>
          <table:table-cell table:style-name="TableCell25" office:value-type="string">
            <text:p text:style-name="CellContent25"><text:span text:style-name="T10">04</text:span></text:p>
          </table:table-cell>
        </table:table-row>
        <table:table-row table:style-name="TableRow2">
          <table:table-cell table:style-name="TableCell26" office:value-type="string">
            <text:p text:style-name="CellContent26"><text:span text:style-name="T11">10</text:span></text:p>
          </table:table-cell>
          <table:table-cell table:style-name="TableCell27" office:value-type="string">
            <text:p text:style-name="CellContent27"><text:span text:style-name="T12">11</text:span></text:p>
          </table:table-cell>
          <table:table-cell table:style-name="TableCell28" office:value-type="string">
            <text:p text:style-name="CellContent28"><text:span text:style-name="T13">12</text:span></text:p>
          </table:table-cell>
          <table:table-cell table:style-name="TableCell29" office:value-type="string">
            <text:p text:style-name="CellContent29"><text:span text:style-name="T14">13</text:span></text:p>
          </table:table-cell>
          <table:table-cell table:style-name="TableCell30" office:value-type="string">
            <text:p text:style-name="CellContent30"><text:span text:style-name="T15">14</text:span></text:p>
          </table:table-cell>
        </table:table-row>
        <table:table-row table:style-name="TableRow3">
          <table:table-cell table:style-name="TableCell3" office:value-type="string">
            <text:p text:style-name="CellContent3"><text:span text:style-name="T16">20</text:span></text:p>
          </table:table-cell>
          <table:table-cell table:style-name="TableCell7" office:value-type="string">
            <text:p text:style-name="CellContent7"><text:span text:style-name="T17">21</text:span></text:p>
          </table:table-cell>
          <table:table-cell table:style-name="TableCell11" office:value-type="string">
            <text:p text:style-name="CellContent11"><text:span text:style-name="T18">22</text:span></text:p>
          </table:table-cell>
          <table:table-cell table:style-name="TableCell31" office:value-type="string">
            <text:p text:style-name="CellContent31"><text:span text:style-name="T19">23</text:span></text:p>
          </table:table-cell>
          <table:table-cell table:style-name="TableCell32" office:value-type="string">
            <text:p text:style-name="CellContent32"><text:span text:style-name="T20">24</text:span></text:p>
          </table:table-cell>
        </table:table-row>
        <table:table-row table:style-name="TableRow4">
          <table:table-cell table:style-name="TableCell4" office:value-type="string">
            <text:p text:style-name="CellContent4"><text:span text:style-name="T21">30</text:span></text:p>
          </table:table-cell>
          <table:table-cell table:style-name="TableCell8" office:value-type="string">
            <text:p text:style-name="CellContent8"><text:span text:style-name="T22">31</text:span></text:p>
          </table:table-cell>
          <table:table-cell table:style-name="TableCell12" office:value-type="string">
            <text:p text:style-name="CellContent12"><text:span text:style-name="T23">32</text:span></text:p>
          </table:table-cell>
          <table:table-cell table:style-name="TableCell16" office:value-type="string">
            <text:p text:style-name="CellContent16"><text:span text:style-name="T24">33</text:span></text:p>
          </table:table-cell>
          <table:table-cell table:style-name="TableCell20" office:value-type="string">
            <text:p text:style-name="CellContent20"><text:span text:style-name="T25">34</text:span></text:p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 style:font-name="Courier"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/>
    </style:style>
    <style:style style:family="text" style:name="T22" style:display-name="T22">
      <style:text-properties/>
    </style:style>
    <style:style style:family="text" style:name="T23" style:display-name="T23">
      <style:text-properties/>
    </style:style>
    <style:style style:family="text" style:name="T24" style:display-name="T24">
      <style:text-properties/>
    </style:style>
    <style:style style:family="text" style:name="T25" style:display-name="T25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